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svg:stroke-color="#ed1c24" draw:fill="none" draw:fill-color="#729fcf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1.397cm" svg:x="12.176cm" svg:y="1.127cm">
          <draw:text-box>
            <text:p>HOST B</text:p>
            <text:p/>
          </draw:text-box>
        </draw:frame>
        <draw:line draw:style-name="gr2" draw:text-style-name="P2" draw:layer="layout" svg:x1="13.573cm" svg:y1="2.905cm" svg:x2="13.573cm" svg:y2="26.781cm">
          <text:p/>
        </draw:line>
        <draw:line draw:style-name="gr2" draw:text-style-name="P2" draw:layer="layout" svg:x1="6.715cm" svg:y1="2.905cm" svg:x2="6.588cm" svg:y2="26.654cm">
          <text:p/>
        </draw:line>
        <draw:line draw:style-name="gr2" draw:text-style-name="P2" draw:layer="layout" svg:x1="6.969cm" svg:y1="3.667cm" svg:x2="13.446cm" svg:y2="4.937cm">
          <text:p/>
        </draw:line>
        <draw:line draw:style-name="gr2" draw:text-style-name="P2" draw:layer="layout" svg:x1="13.573cm" svg:y1="5.445cm" svg:x2="6.969cm" svg:y2="6.969cm">
          <text:p/>
        </draw:line>
        <draw:frame draw:style-name="gr3" draw:text-style-name="P1" draw:layer="layout" svg:width="4.572cm" svg:height="1.27cm" svg:x="1.962cm" svg:y="6.715cm">
          <draw:text-box>
            <text:p>Seq=1, Len=1000, Ack=1, Win=3000</text:p>
          </draw:text-box>
        </draw:frame>
        <draw:line draw:style-name="gr2" draw:text-style-name="P2" draw:layer="layout" svg:x1="6.842cm" svg:y1="7.223cm" svg:x2="13.446cm" svg:y2="8.747cm">
          <text:p/>
        </draw:line>
        <draw:frame draw:style-name="gr4" draw:text-style-name="P1" draw:layer="layout" svg:width="5.207cm" svg:height="1.199cm" svg:x="14.081cm" svg:y="8.32cm">
          <draw:text-box>
            <text:p>Seq=1, Ack=1001, Win=3000</text:p>
          </draw:text-box>
        </draw:frame>
        <draw:frame draw:style-name="gr5" draw:text-style-name="P1" draw:layer="layout" svg:width="5.334cm" svg:height="1.673cm" svg:x="1.889cm" svg:y="8.074cm">
          <draw:text-box>
            <text:p><text:span text:style-name="T1">Seq=1001, </text:span><text:span text:style-name="T1">Len=1000, </text:span>Ack=1, Win=3000</text:p>
          </draw:text-box>
        </draw:frame>
        <draw:line draw:style-name="gr2" draw:text-style-name="P2" draw:layer="layout" svg:x1="6.842cm" svg:y1="8.809cm" svg:x2="13.319cm" svg:y2="10.587cm">
          <text:p/>
        </draw:line>
        <draw:line draw:style-name="gr2" draw:text-style-name="P2" draw:layer="layout" svg:x1="13.446cm" svg:y1="9.109cm" svg:x2="6.969cm" svg:y2="12.176cm">
          <text:p/>
        </draw:line>
        <draw:frame draw:style-name="gr5" draw:text-style-name="P1" draw:layer="layout" svg:width="5.334cm" svg:height="1.673cm" svg:x="1.89cm" svg:y="9.675cm">
          <draw:text-box>
            <text:p><text:span text:style-name="T1">Seq=2001, Len=1000, </text:span>Ack=1, Win=3000</text:p>
          </draw:text-box>
        </draw:frame>
        <draw:frame draw:style-name="gr5" draw:text-style-name="P1" draw:layer="layout" svg:width="5.334cm" svg:height="1.673cm" svg:x="1.89cm" svg:y="13.375cm">
          <draw:text-box>
            <text:p><text:span text:style-name="T1">Seq=3001, Len=1000, </text:span>Ack=1, Win=3000</text:p>
          </draw:text-box>
        </draw:frame>
        <draw:frame draw:style-name="gr5" draw:text-style-name="P1" draw:layer="layout" svg:width="2.921cm" svg:height="1.673cm" svg:x="5.607cm" svg:y="1.159cm">
          <draw:text-box>
            <text:p>HOST A</text:p>
          </draw:text-box>
        </draw:frame>
        <draw:frame draw:style-name="gr3" draw:text-style-name="P1" draw:layer="layout" svg:width="4.572cm" svg:height="1.27cm" svg:x="1.762cm" svg:y="3.115cm">
          <draw:text-box>
            <text:p>SYN, Len=1000, Win=3000</text:p>
          </draw:text-box>
        </draw:frame>
        <draw:frame draw:style-name="gr5" draw:text-style-name="P1" draw:layer="layout" svg:width="5.553cm" svg:height="1.673cm" svg:x="13.862cm" svg:y="4.615cm">
          <draw:text-box>
            <text:p>SYN, Ack=1, MSS=1000, Win=3000</text:p>
          </draw:text-box>
        </draw:frame>
        <draw:line draw:style-name="gr2" draw:text-style-name="P2" draw:layer="layout" svg:x1="6.842cm" svg:y1="10.222cm" svg:x2="13.319cm" svg:y2="12cm">
          <text:p/>
        </draw:line>
        <draw:line draw:style-name="gr2" draw:text-style-name="P2" draw:layer="layout" svg:x1="13.447cm" svg:y1="10.809cm" svg:x2="6.97cm" svg:y2="13.876cm">
          <text:p/>
        </draw:line>
        <draw:line draw:style-name="gr2" draw:text-style-name="P2" draw:layer="layout" svg:x1="13.447cm" svg:y1="12.309cm" svg:x2="6.97cm" svg:y2="15.376cm">
          <text:p/>
        </draw:line>
        <draw:frame draw:style-name="gr4" draw:text-style-name="P1" draw:layer="layout" svg:width="5.207cm" svg:height="1.199cm" svg:x="14.082cm" svg:y="10.021cm">
          <draw:text-box>
            <text:p>Seq=1, Ack=2001, Win=3000</text:p>
          </draw:text-box>
        </draw:frame>
        <draw:line draw:style-name="gr2" draw:text-style-name="P2" draw:layer="layout" svg:x1="6.842cm" svg:y1="13.935cm" svg:x2="13.319cm" svg:y2="15.713cm">
          <text:p/>
        </draw:line>
        <draw:line draw:style-name="gr6" draw:text-style-name="P3" draw:layer="layout" svg:x1="11.668cm" svg:y1="15.986cm" svg:x2="12.43cm" svg:y2="14.589cm">
          <text:p/>
        </draw:line>
        <draw:line draw:style-name="gr6" draw:text-style-name="P3" draw:layer="layout" svg:x1="12.43cm" svg:y1="16.24cm" svg:x2="11.668cm" svg:y2="14.589cm">
          <text:p/>
        </draw:line>
        <draw:line draw:style-name="gr6" draw:text-style-name="P3" draw:layer="layout" svg:x1="8.73cm" svg:y1="12.341cm" svg:x2="7.968cm" svg:y2="10.69cm">
          <text:p/>
        </draw:line>
        <draw:line draw:style-name="gr6" draw:text-style-name="P3" draw:layer="layout" svg:x1="7.968cm" svg:y1="12.287cm" svg:x2="8.73cm" svg:y2="10.89cm">
          <text:p/>
        </draw:line>
        <draw:frame draw:style-name="gr4" draw:text-style-name="P1" draw:layer="layout" svg:width="5.207cm" svg:height="1.199cm" svg:x="14.083cm" svg:y="11.422cm">
          <draw:text-box>
            <text:p>Seq=1, Ack=3001, Win=3000</text:p>
          </draw:text-box>
        </draw:frame>
        <draw:frame draw:style-name="gr5" draw:text-style-name="P1" draw:layer="layout" svg:width="5.334cm" svg:height="1.673cm" svg:x="1.89cm" svg:y="18.576cm">
          <draw:text-box>
            <text:p><text:span text:style-name="T1">Seq=3001, Len=1000, </text:span>Ack=1, Win=3000</text:p>
          </draw:text-box>
        </draw:frame>
        <draw:line draw:style-name="gr2" draw:text-style-name="P2" draw:layer="layout" svg:x1="6.842cm" svg:y1="19.335cm" svg:x2="13.319cm" svg:y2="21.113cm">
          <text:p/>
        </draw:line>
        <draw:frame draw:style-name="gr4" draw:text-style-name="P1" draw:layer="layout" svg:width="5.207cm" svg:height="1.199cm" svg:x="14.084cm" svg:y="20.623cm">
          <draw:text-box>
            <text:p>Seq=1, Ack=4001, Win=3000</text:p>
          </draw:text-box>
        </draw:frame>
        <draw:line draw:style-name="gr2" draw:text-style-name="P2" draw:layer="layout" svg:x1="13.448cm" svg:y1="21.409cm" svg:x2="6.971cm" svg:y2="24.476cm">
          <text:p/>
        </draw:line>
        <draw:frame draw:style-name="gr4" draw:text-style-name="P1" draw:layer="layout" svg:width="5.207cm" svg:height="1.199cm" svg:x="14.084cm" svg:y="15.223cm">
          <draw:text-box>
            <text:p>Seq=1, Ack=3001, Win=3000</text:p>
          </draw:text-box>
        </draw:frame>
        <draw:line draw:style-name="gr2" draw:text-style-name="P2" draw:layer="layout" svg:x1="13.449cm" svg:y1="16.009cm" svg:x2="6.972cm" svg:y2="19.0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3:18:36.460583023</meta:creation-date>
    <dc:date>2019-02-22T00:04:49.983447700</dc:date>
    <meta:editing-duration>PT4M44S</meta:editing-duration>
    <meta:editing-cycles>4</meta:editing-cycles>
    <meta:generator>LibreOffice/6.0.3.2$Linux_X86_64 LibreOffice_project/00m0$Build-2</meta:generator>
    <meta:document-statistic meta:object-count="32"/>
  </office:meta>
</office:document-meta>
</file>